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text-align="start" style:justify-single-word="false"/>
    </style:style>
    <style:style style:name="P2" style:family="paragraph" style:parent-style-name="Standard" style:list-style-name="L1">
      <style:paragraph-properties fo:line-height="200%" fo:text-align="start" style:justify-single-word="false"/>
    </style:style>
    <style:style style:name="P3" style:family="paragraph" style:parent-style-name="Standard">
      <style:paragraph-properties fo:line-height="200%" fo:text-align="start" style:justify-single-word="false"/>
      <style:text-properties fo:font-style="italic" fo:font-weight="normal" style:font-style-asian="italic" style:font-weight-asian="normal" style:font-style-complex="italic" style:font-weight-complex="normal"/>
    </style:style>
    <style:style style:name="P4" style:family="paragraph" style:parent-style-name="Heading_20_5">
      <style:paragraph-properties fo:line-height="200%"/>
    </style:style>
    <style:style style:name="P5" style:family="paragraph" style:parent-style-name="Footer">
      <style:paragraph-properties fo:text-align="end" style:justify-single-word="false"/>
    </style:style>
    <style:style style:name="P6" style:family="paragraph" style:parent-style-name="Heading_20_3">
      <style:paragraph-properties fo:line-height="200%"/>
    </style:style>
    <style:style style:name="P7" style:family="paragraph" style:parent-style-name="Heading_20_3">
      <style:paragraph-properties fo:line-height="200%" fo:text-align="start" style:justify-single-word="false"/>
    </style:style>
    <style:style style:name="P8" style:family="paragraph" style:parent-style-name="Text_20_body">
      <style:paragraph-properties fo:line-height="200%"/>
    </style:style>
    <style:style style:name="P9" style:family="paragraph" style:parent-style-name="Heading_20_1">
      <style:paragraph-properties fo:line-height="200%" fo:text-align="center"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sting Theories Of The Choice To Vote Via Predictive Analytics: A Prospectus</text:h>
      <text:p text:style-name="P1"/>
      <text:h text:style-name="P7" text:outline-level="3">Introduction</text:h>
      <text:p text:style-name="P3"><text:tab/>The most exciting phrase to hear in science, the one that heralds new discoveries, is not 'Eureka!', but 'That's funny …'</text:p>
      <text:p text:style-name="P1"><text:tab/>–Attributed to Isaac Asimov </text:p>
      <text:p text:style-name="P1"/>
      <text:p text:style-name="P1"><text:tab/>In its latest incarnation, the General Social Study includes over 950 variables, allowing researchers to test hypotheses using the same data for decades. Private sources have even larger collections of data, and larger datasets have become more common throughout political science, enabling the consideration of an impossible volume of hypotheses. But while it is possible to develop such hypotheses, testing the effects of a few variables on a dependent variable of choice, the majority of the data is never considered. We are, as Yale Librarian Rutherford Roger would put it “drowning in information, and starving for knowledge” (Hastie, Tibshirani, and Friedman 2009). My goal in my dissertation is to leave this state and build our understanding through, rather than in spite of, large data sets, increasing the knowledge that Roger longs for. My approach to adding knowledge through more efficient analysis of bigger data sets involves applying an algorithm I created to data concerning the choice to vote, using inductive pattern searching to turn the famine Roger describes into a feast.</text:p>
      <text:p text:style-name="P1"><text:tab/>Within this dissertation, I explore large data sets using an algorithm I created, which makes it possible to consider all available data to build models of the most useful predictors for a given <text:soft-page-break/>dependent variable. To deal with the available data (based around a specific problem I encountered), I designed an algorithm that gave each variable in the data the chance to demonstrate its predictive ability. The algorithm parses the data in a manner that both enables the assessment of multiple theories as well as the creation of a predictive model that enables a new consideration of the choice to vote.</text:p>
      <text:p text:style-name="P1"><text:s text:c="2"/><text:tab/>To retest theories surrounding the choice to vote, the dissertation will explain and demonstrate a means of finding patterns that uses inductive reasoning on large datasets, applying it to data surrounding the decision to vote. The benefit of such an approach lies in the use of a predictive analytic technique, which can validate or dispute theorists' offerings independent of more typical approaches in statistical analysis. This technique enables testing theory as it pertains to a different criterion, prediction, rather than gathering inferential statistics. Such an approach allows for the creation of predictive models that enable an argument with theorists based on a different conception of theoretical power. Theoretical power concentrating not on statistical significance or correlations, but how well the theorized model predicts a set of data kept out of the sample for modeling. Such an approach will build more predictive models and a sense of which variables have relevance, allowing for a consideration of the choice to vote in a manner that improves upon the typical political scientific approach to data analysis. </text:p>
      <text:p text:style-name="P1"><text:tab/>Throughout political science, determining answers to questions such as the choice to vote usually follows the same format. A researcher hypothesizes a connection between two variables, adding some controls based on theoretical reasoning. The researcher then looks for or gathers data, often conducting a regression to test the hypotheses, and then comes to a conclusion about the theory's veracity (705 Text). Verifying or rejecting theory, however, usually depends on statistical significance, with a p-value below a certain threshold determining whether there is a connection (Verzani 2005). Due to the low threshold, leading to the potential for false positives and manipulation, the social scientific approach can lead to questionable conclusions. </text:p>
      <text:p text:style-name="P1"><text:soft-page-break/><text:tab/>The problem of relying primarily on p-values to determine the veracity of a given theory lies in the use of such a low threshold for proof. Some level of uncertainty is accepted in all statistical tests, but the use of .05 as an accepted measure of uncertainty ensures that one out of twenty tests will return a false result. Either the tests will return a false positive, suggesting that a result is wrongly significant when it shouldn't be, or a false negative, where a result that should be significant is instead rejected. Some level of statistical uncertainty is accepted as a part of performing such analyses, but the level of uncertainty leaves something to be desired. Such uncertainty leaves the discipline vulnerable to p-hacking, attempts to find large quantities of results and publishing on significant ones (Gelman and Lokkan 2013). While the discipline guards against this by parsing theoretical justification, an alternative statistical approach, predictive modeling, can better prevent overreliance on p-values.</text:p>
      <text:p text:style-name="P1"><text:tab/>The use of predictive modeling can enable the development of models that </text:p>
      <text:p text:style-name="P1">but before getting into where such an approach has been used before, predictive modeling must be defined and contrasted with exploratory modeling, the social sciences' typical approach.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they are less commonly used in the social sciences, predictive models have found sanctuary in one area of electoral politics, where they have allowed for theoretical advancements.</text:p>
      <text:p text:style-name="P1"><text:tab/>Predictive modeling, while uncommon in political science, is advanced in at least one subdiscipline of American politics: forecasting elections. As Mayer points out in his summation of electoral forecasting, predictive modeling has empowered further understanding of historical factors in deciding elections (Mayer 2014, Abramowitz 2008;2012). Electoral forecasting has also provided a <text:soft-page-break/>sense of how information affects vote choice and the ability of polls to approximate outcomes (Gelman and King 1993). Debate continues on the role of campaigns (Belanger and Soroka 2012) in deciding elections, and the approaches to best approximate the outcomes of elections (Gelman and King 1993, Silver 2012). Despite these open questions, predictive modeling provided the underpinnings to allow these discoveries to happen, making a contribution to the literature that should be expanded.</text:p>
      <text:p text:style-name="P1"><text:tab/>Despite predictive modeling's track record in contributing to our understanding of campaigns and elections, and its potential for contributing in other areas, predictive analytics' role in political science remains controversial. Robinson points out that the use of modeling to make prescriptions is dependent on the modelers' assumptions, biasing results in favor of preordained policy outcomes (1992). Silver dissents from this position, arguing that the modeler's perspective is necessarily incorporated, and should be stated explicitly in his advancement of Bayesian statistical approaches to predicting elections (2012). While the debate between Bayesians and Frequentists remains unsettled, but arguing that prior biases affect predictions remains insufficient to discount predictive modeling's contributions to political science.</text:p>
      <text:p text:style-name="P1"><text:tab/>In addition to the potential effect of prior biases, predictive modeling has been discounted in the literature due to its Shapiro points out the difficulty of prediction across political science, as well as the fact that theory is often broad enough to allow for conflicting outcomes. Despite this capriciousness in theory, Shapiro argues profoundly for the necessity of theory, as without it, empirics are blind (2002). Shapiro is correct on both counts, but prediction's difficulty doesn't mean it should discarded, but embraced, as it allows us to demand rigor from theory. When a theory's chosen indicators are capable of predicting out of sample data, that theory gains additional credibility as an explanation (King 2014). Predictive modeling gives directional measurement, preventing the theoretical capriciousness Shapiro discusses by forcing the theory to be clear in its meaning. Despite its difficulty, the rewards of predictive modeling outweigh the drawbacks, and the need for such an approach has never been <text:soft-page-break/>greater.</text:p>
      <text:p text:style-name="P1"><text:tab/>In addition to the solutions to problems posed by the literature, there has been an increased call for applied social sciences coming from outside the discipline. The need for added prediction not only adds reinforcement to our theoretical predictions, but it also enables political scientific to satisfy the demand for applied theory. Work on political prediction has caught the attention of campaigns (Issenberg 2012), and the increased demand for accurate predictions has motivated prior research (Gerber, Green, and Larimer 2008). While predictions can be affected by the subjectivity and prior beliefs (Silver 2012), improving our approaches towards predictive analytics will enable both an increase in testable predictions., but enhance our discipline's relevance in areas where applied social science is required.</text:p>
      <text:p text:style-name="P1"><text:tab/>Despite the potential for prediction to contribute to questions of applied social science, and to enable further theoretical rigor,the problem of the predictive analytic approach involves the difficulty in applying it. <text:span text:style-name="T4">While supervised learning techniques, such as gradient boosted modeling, might enable the revelation of such connections, these approaches require a concentration in statistics inappropriate for for political scientists. To alleviate this problem, I have created a variation on supervised learning techniques, as discussed by Hastie, Friedman, and Tibshirani (2009), based on the cross-validation techniques described by Kuhn and Johnson (2013).</text:span> The approach, known as the Best Subset in Validation Algorithm (BeSiVa, for short), should empower predictive modeling as a means of making it easy to make predictions <text:s/>and test theory on the choice to vote.</text:p>
      <text:p text:style-name="P1"/>
      <text:h text:style-name="P6" text:outline-level="3">A Brief Introduction to the BeSiVa Algorithm</text:h>
      <text:p text:style-name="P1"><text:tab/>The BeSiVa algorithm was created to solve a specific problem I experienced while I was working on the campaign trail. Specifically, the party that employed me had given over a large data set, <text:soft-page-break/>while also not providing much direction on how it c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 concerns the problem of plenty of data, and little insight, <text:s/>describing the algorithm some of the limitations that the algorithm suffers from, and describe how it will be incorporated into my dissertation. </text:p>
      <text:p text:style-name="P1"><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1"><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1"><text:tab/>Once the algorithm finds the the best predictor, or the independent variable whose model <text:soft-page-break/>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1">To reiterate:</text:p>
      <text:list xml:id="list1756355106566151294" text:style-name="L1">
        <text:list-item>
          <text:p text:style-name="P2">Divide the data at random into two subsets: training (to estimate models) and test (to determine how well the models work) sets</text:p>
        </text:list-item>
        <text:list-item>
          <text:p text:style-name="P2">Estimate one variable models using the training data for each variable in the data set</text:p>
        </text:list-item>
        <text:list-item>
          <text:p text:style-name="P2">Test each model by predicting the dependent variable outcomes in the test data</text:p>
          <text:list>
            <text:list-item>
              <text:p text:style-name="P2"><text:s/>Get the percent of dependent variables correctly predicted for each model</text:p>
            </text:list-item>
          </text:list>
        </text:list-item>
        <text:list-item>
          <text:p text:style-name="P2">Record whichever predictor has the highest PCP (the “best” predictor)</text:p>
          <text:list>
            <text:list-item>
              <text:p text:style-name="P2">remove this predictor from the list of predictors to iterate over</text:p>
            </text:list-item>
          </text:list>
        </text:list-item>
        <text:list-item>
          <text:p text:style-name="P2">Return to step two, but keep the best predictor in all estimated models. </text:p>
        </text:list-item>
        <text:list-item>
          <text:p text:style-name="P2">Repeat steps 2-5 for as many variables as desired, adding the best predictors to the model</text:p>
          <text:list>
            <text:list-item>
              <text:p text:style-name="P2">(Optional: State a minimum increase in PCP. If no variable increases the PCP by the minimum, stop the algorithm)</text:p>
            </text:list-item>
          </text:list>
        </text:list-item>
      </text:list>
      <text:p text:style-name="P1"/>
      <text:p text:style-name="P1"/>
      <text:p text:style-name="P1"/>
      <text:p text:style-name="P1"/>
      <text:p text:style-name="P1"/>
      <text:p text:style-name="P1"><text:soft-page-break/></text:p>
      <text:p text:style-name="P1"/>
      <text:p text:style-name="P1"/>
      <text:p text:style-name="P1"/>
      <text:h text:style-name="P4" text:outline-level="5">Sources</text:h>
      <text:p text:style-name="P8"/>
      <text:p text:style-name="P8"><text:span text:style-name="T3">Kuhn, Max and Kjell Johnson. 2013. </text:span><text:span text:style-name="T2">Applied Predictive Modeling.</text:span><text:span text:style-name="T3"> New York: Springer.</text:span></text:p>
      <text:p text:style-name="P8"/>
      <text:p text:style-name="P1">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04T15:19:40</dc:date>
    <dc:creator>Benjamin Rogers</dc:creator>
    <meta:editing-duration>PT5H49M35S</meta:editing-duration>
    <meta:editing-cycles>475</meta:editing-cycles>
    <meta:generator>OpenOffice/4.1.2$Unix OpenOffice.org_project/412m3$Build-9782</meta:generator>
    <meta:document-statistic meta:table-count="0" meta:image-count="0" meta:object-count="0" meta:page-count="8" meta:paragraph-count="35" meta:word-count="2245" meta:character-count="14593"/>
  </office:meta>
</office:document-meta>
</file>